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7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4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9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8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1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3">
            <text:p>違章建築拆除案件</text:p>
          </table:table-cell>
          <table:covered-table-cell table:number-columns-repeated="9"/>
          <table:table-cell table:number-columns-spanned="8" table:number-rows-spanned="1" table:style-name="ce25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30">
            <text:p>中華民國106年3月</text:p>
          </table:table-cell>
          <table:covered-table-cell table:number-columns-repeated="9"/>
          <table:table-cell office:value-type="string" table:number-columns-spanned="8" table:number-rows-spanned="1" table:style-name="ce28">
            <text:p><text:s text:c="6"/>March <text:s text:c="3"/>- 2017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27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6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82">
            <text:p>區　<text:span text:style-name="T2"><text:s/></text:span>域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83">
            <text:p>總計</text:p>
          </table:table-cell>
          <table:covered-table-cell/>
          <table:table-cell office:value-type="string" table:number-columns-spanned="3" table:number-rows-spanned="2" table:style-name="ce84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81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9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9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0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3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80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7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72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72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72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72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78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72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3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72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3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74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76">
            <text:p>本年度累計至本月底</text:p>
            <text:p>移送法辦數</text:p>
          </table:table-cell>
          <table:table-cell office:value-type="string" table:number-columns-spanned="1" table:number-rows-spanned="2" table:style-name="ce75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72585" table:style-name="ce11">
            <text:p><text:s/>672,585<text:s/></text:p>
          </table:table-cell>
          <table:table-cell office:value-type="float" office:value="1616" table:style-name="ce12">
            <text:p><text:s/>1,616<text:s/></text:p>
          </table:table-cell>
          <table:table-cell office:value-type="float" office:value="43895" table:style-name="ce12">
            <text:p><text:s/>43,89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622068" table:style-name="ce12">
            <text:p><text:s/>622,068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917" table:style-name="ce12">
            <text:p><text:s/>917<text:s/></text:p>
          </table:table-cell>
          <table:table-cell office:value-type="float" office:value="3647" table:style-name="ce12">
            <text:p><text:s/>3,647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271" table:style-name="ce12">
            <text:p><text:s/>271<text:s/></text:p>
          </table:table-cell>
          <table:table-cell office:value-type="float" office:value="3381" table:style-name="ce12">
            <text:p><text:s/>3,381<text:s/></text:p>
          </table:table-cell>
          <table:table-cell office:value-type="float" office:value="2975" table:style-name="ce12">
            <text:p><text:s/>2,975<text:s/></text:p>
          </table:table-cell>
          <table:table-cell office:value-type="float" office:value="406" table:style-name="ce12">
            <text:p><text:s/>406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5" table:style-name="ce12">
            <text:p><text:s/>5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8373" table:style-name="ce11">
            <text:p><text:s/>208,373<text:s/></text:p>
          </table:table-cell>
          <table:table-cell office:value-type="float" office:value="749" table:style-name="ce12">
            <text:p><text:s/>74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6487" table:style-name="ce12">
            <text:p><text:s/>206,48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605" table:style-name="ce12">
            <text:p><text:s/>605<text:s/></text:p>
          </table:table-cell>
          <table:table-cell office:value-type="float" office:value="1012" table:style-name="ce12">
            <text:p><text:s/>1,01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926" table:style-name="ce12">
            <text:p><text:s/>926<text:s/></text:p>
          </table:table-cell>
          <table:table-cell office:value-type="float" office:value="874" table:style-name="ce12">
            <text:p><text:s/>874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5772" table:style-name="ce11">
            <text:p><text:s/>85,772<text:s/></text:p>
          </table:table-cell>
          <table:table-cell office:value-type="float" office:value="320" table:style-name="ce12">
            <text:p><text:s/>320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8579" table:style-name="ce12">
            <text:p><text:s/>78,57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74" table:style-name="ce12">
            <text:p><text:s/>174<text:s/></text:p>
          </table:table-cell>
          <table:table-cell office:value-type="float" office:value="348" table:style-name="ce12">
            <text:p><text:s/>34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386" table:style-name="ce12">
            <text:p><text:s/>386<text:s/></text:p>
          </table:table-cell>
          <table:table-cell office:value-type="float" office:value="283" table:style-name="ce12">
            <text:p><text:s/>283<text:s/></text:p>
          </table:table-cell>
          <table:table-cell office:value-type="float" office:value="103" table:style-name="ce12">
            <text:p><text:s/>10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7545" table:style-name="ce11">
            <text:p><text:s/>57,545<text:s/></text:p>
          </table:table-cell>
          <table:table-cell office:value-type="float" office:value="48" table:style-name="ce12">
            <text:p><text:s/>48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349" table:style-name="ce12">
            <text:p><text:s/>55,34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847" table:style-name="ce12">
            <text:p><text:s/>84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619" table:style-name="ce12">
            <text:p><text:s/>619<text:s/></text:p>
          </table:table-cell>
          <table:table-cell office:value-type="float" office:value="615" table:style-name="ce12">
            <text:p><text:s/>615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4169" table:style-name="ce11">
            <text:p><text:s/>74,169<text:s/></text:p>
          </table:table-cell>
          <table:table-cell office:value-type="float" office:value="180" table:style-name="ce12">
            <text:p><text:s/>180<text:s/></text:p>
          </table:table-cell>
          <table:table-cell office:value-type="float" office:value="21471" table:style-name="ce12">
            <text:p><text:s/>21,47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52057" table:style-name="ce12">
            <text:p><text:s/>52,05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371" table:style-name="ce12">
            <text:p><text:s/>37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377" table:style-name="ce12">
            <text:p><text:s/>377<text:s/></text:p>
          </table:table-cell>
          <table:table-cell office:value-type="float" office:value="270" table:style-name="ce12">
            <text:p><text:s/>270<text:s/></text:p>
          </table:table-cell>
          <table:table-cell office:value-type="float" office:value="107" table:style-name="ce12">
            <text:p><text:s/>107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7616" table:style-name="ce11">
            <text:p><text:s/>27,616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635" table:style-name="ce12">
            <text:p><text:s/>23,63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90" table:style-name="ce12">
            <text:p><text:s/>19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182" table:style-name="ce12">
            <text:p><text:s/>182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619" table:style-name="ce11">
            <text:p><text:s/>122,619<text:s/></text:p>
          </table:table-cell>
          <table:table-cell office:value-type="float" office:value="196" table:style-name="ce12">
            <text:p><text:s/>196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952" table:style-name="ce12">
            <text:p><text:s/>121,95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281" table:style-name="ce12">
            <text:p><text:s/>2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" table:style-name="ce12">
            <text:p><text:s/>55<text:s/></text:p>
          </table:table-cell>
          <table:table-cell office:value-type="float" office:value="273" table:style-name="ce12">
            <text:p><text:s/>273<text:s/></text:p>
          </table:table-cell>
          <table:table-cell office:value-type="float" office:value="217" table:style-name="ce12">
            <text:p><text:s/>217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3166" table:style-name="ce11">
            <text:p><text:s/>93,166<text:s/></text:p>
          </table:table-cell>
          <table:table-cell office:value-type="float" office:value="105" table:style-name="ce12">
            <text:p><text:s/>105<text:s/></text:p>
          </table:table-cell>
          <table:table-cell office:value-type="float" office:value="10869" table:style-name="ce12">
            <text:p><text:s/>10,8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1211" table:style-name="ce12">
            <text:p><text:s/>81,21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564" table:style-name="ce12">
            <text:p><text:s/>564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596" table:style-name="ce12">
            <text:p><text:s/>596<text:s/></text:p>
          </table:table-cell>
          <table:table-cell office:value-type="float" office:value="522" table:style-name="ce12">
            <text:p><text:s/>522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523" table:style-name="ce16">
            <text:p><text:s/>3,523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1651" table:style-name="ce15">
            <text:p><text:s/>1,6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84" table:style-name="ce15">
            <text:p><text:s/>1,7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1" table:style-name="ce15">
            <text:p><text:s/>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0" table:style-name="ce15">
            <text:p><text:s/>40<text:s/></text:p>
          </table:table-cell>
          <table:table-cell office:value-type="float" office:value="37" table:style-name="ce15">
            <text:p><text:s/>37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189" table:style-name="ce16">
            <text:p><text:s/>7,189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1108" table:style-name="ce15">
            <text:p><text:s/>1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011" table:style-name="ce15">
            <text:p><text:s/>6,01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43" table:style-name="ce15">
            <text:p><text:s/>4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28" table:style-name="ce15">
            <text:p><text:s/>28<text:s/></text:p>
          </table:table-cell>
          <table:table-cell office:value-type="float" office:value="27" table:style-name="ce15">
            <text:p><text:s/>27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867" table:style-name="ce16">
            <text:p><text:s/>2,867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3" table:style-name="ce15">
            <text:p><text:s/>2,81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56" table:style-name="ce15">
            <text:p><text:s/>56<text:s/></text:p>
          </table:table-cell>
          <table:table-cell office:value-type="float" office:value="50" table:style-name="ce15">
            <text:p><text:s/>50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6935" table:style-name="ce16">
            <text:p><text:s/>6,935<text:s/></text:p>
          </table:table-cell>
          <table:table-cell office:value-type="float" office:value="14" table:style-name="ce15">
            <text:p><text:s/>14<text:s/></text:p>
          </table:table-cell>
          <table:table-cell office:value-type="float" office:value="239" table:style-name="ce15">
            <text:p><text:s/>2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553" table:style-name="ce15">
            <text:p><text:s/>6,55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78" table:style-name="ce15">
            <text:p><text:s/>78<text:s/></text:p>
          </table:table-cell>
          <table:table-cell office:value-type="float" office:value="17" table:style-name="ce15">
            <text:p><text:s/>1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5" table:style-name="ce15">
            <text:p><text:s/>75<text:s/></text:p>
          </table:table-cell>
          <table:table-cell office:value-type="float" office:value="65" table:style-name="ce15">
            <text:p><text:s/>65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473" table:style-name="ce16">
            <text:p><text:s/>2,473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38" table:style-name="ce15">
            <text:p><text:s/>2,23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96" table:style-name="ce15">
            <text:p><text:s/>9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114" table:style-name="ce16">
            <text:p><text:s/>3,11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100" table:style-name="ce15">
            <text:p><text:s/>2,10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57" table:style-name="ce15">
            <text:p><text:s/>9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7" table:style-name="ce15">
            <text:p><text:s/>2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946" table:style-name="ce16">
            <text:p><text:s/>3,946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357" table:style-name="ce15">
            <text:p><text:s/>3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90" table:style-name="ce15">
            <text:p><text:s/>3,490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54" table:style-name="ce15">
            <text:p><text:s/>5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45" table:style-name="ce15">
            <text:p><text:s/>45<text:s/></text:p>
          </table:table-cell>
          <table:table-cell office:value-type="float" office:value="45" table:style-name="ce15">
            <text:p><text:s/>4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446" table:style-name="ce16">
            <text:p><text:s/>14,446<text:s/></text:p>
          </table:table-cell>
          <table:table-cell office:value-type="float" office:value="29" table:style-name="ce15">
            <text:p><text:s/>29<text:s/></text:p>
          </table:table-cell>
          <table:table-cell office:value-type="float" office:value="855" table:style-name="ce15">
            <text:p><text:s/>8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483" table:style-name="ce15">
            <text:p><text:s/>13,48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75" table:style-name="ce15">
            <text:p><text:s/>7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59" table:style-name="ce15">
            <text:p><text:s/>59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26" table:style-name="ce15">
            <text:p><text:s/>2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192" table:style-name="ce16">
            <text:p><text:s/>1,192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49" table:style-name="ce15">
            <text:p><text:s/>1,14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9" table:style-name="ce15">
            <text:p><text:s/>1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4" table:style-name="ce15">
            <text:p><text:s/>24<text:s/></text:p>
          </table:table-cell>
          <table:table-cell office:value-type="float" office:value="24" table:style-name="ce15">
            <text:p><text:s/>2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23" table:style-name="ce16">
            <text:p><text:s/>2,823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8" table:style-name="ce15">
            <text:p><text:s/>2,8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17" table:style-name="ce16">
            <text:p><text:s/>1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" table:style-name="ce15">
            <text:p><text:s/>1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310" table:style-name="ce16">
            <text:p><text:s/>18,310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932" table:style-name="ce15">
            <text:p><text:s/>9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331" table:style-name="ce15">
            <text:p><text:s/>17,33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34" table:style-name="ce15">
            <text:p><text:s/>34<text:s/></text:p>
          </table:table-cell>
          <table:table-cell office:value-type="float" office:value="14" table:style-name="ce15">
            <text:p><text:s/>14<text:s/>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907" table:style-name="ce16">
            <text:p><text:s/>9,907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676" table:style-name="ce15">
            <text:p><text:s/>9,67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8" table:style-name="ce15">
            <text:p><text:s/>7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57" table:style-name="ce15">
            <text:p><text:s/>157<text:s/></text:p>
          </table:table-cell>
          <table:table-cell office:value-type="float" office:value="153" table:style-name="ce15">
            <text:p><text:s/>153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24" table:style-name="ce16">
            <text:p><text:s/>16,42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21" table:style-name="ce15">
            <text:p><text:s/>3,5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891" table:style-name="ce15">
            <text:p><text:s/>12,8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327" table:style-name="ce11">
            <text:p><text:s/>3,32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98" table:style-name="ce12">
            <text:p><text:s/>2,7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746" table:style-name="ce13">
            <text:p><text:s/>2,74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00" table:style-name="ce14">
            <text:p><text:s/>2,7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3" table:style-name="ce14">
            <text:p><text:s/>3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81" table:style-name="ce13">
            <text:p><text:s/>5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8" table:style-name="ce14">
            <text:p><text:s/>9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4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1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7-05-26T08:35:51Z</dc:date>
    <meta:print-date>2016-05-30T02:21:08Z</meta:print-date>
  </office:meta>
</office:document-meta>
</file>